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Tabla1" style:family="table">
      <style:table-properties style:width="17cm" table:align="left"/>
    </style:style>
    <style:style style:name="Tabla1.A" style:family="table-column">
      <style:table-column-properties style:column-width="2.118cm"/>
    </style:style>
    <style:style style:name="Tabla1.B" style:family="table-column">
      <style:table-column-properties style:column-width="5.318cm"/>
    </style:style>
    <style:style style:name="Tabla1.C" style:family="table-column">
      <style:table-column-properties style:column-width="5.209cm"/>
    </style:style>
    <style:style style:name="Tabla1.D" style:family="table-column">
      <style:table-column-properties style:column-width="4.355cm"/>
    </style:style>
    <style:style style:name="Tabla1.A1" style:family="table-cell">
      <style:table-cell-properties style:vertical-align="middle" fo:padding-left="0cm" fo:padding-right="0cm" fo:padding-top="0cm" fo:padding-bottom="0.265cm" fo:border-left="none" fo:border-right="none" fo:border-top="none" fo:border-bottom="0.05pt solid #000000"/>
    </style:style>
    <style:style style:name="Tabla1.A2" style:family="table-cell">
      <style:table-cell-properties style:vertical-align="middle" fo:padding-left="0cm" fo:padding-right="0cm" fo:padding-top="0cm" fo:padding-bottom="0.265cm" fo:border-left="none" fo:border-right="none" fo:border-top="none" fo:border-bottom="0.05pt solid #000000"/>
    </style:style>
    <style:style style:name="P1" style:family="paragraph" style:parent-style-name="Heading_20_1">
      <style:paragraph-properties fo:margin-left="0cm" fo:margin-right="0cm" fo:margin-top="0cm" fo:margin-bottom="0.423cm" style:contextual-spacing="false" style:line-height-at-least="0.9cm" fo:orphans="2" fo:widows="2" fo:text-indent="0cm" style:auto-text-indent="false"/>
      <style:text-properties fo:font-variant="normal" fo:text-transform="none" fo:color="#0f1115" loext:opacity="100%" style:font-name="quote-cjk-patch" fo:font-size="18pt" fo:letter-spacing="normal" fo:font-style="normal" fo:font-weight="bold"/>
    </style:style>
    <style:style style:name="P2" style:family="paragraph" style:parent-style-name="Heading_20_2">
      <style:paragraph-properties fo:margin-left="0cm" fo:margin-right="0cm" fo:margin-top="0.847cm" fo:margin-bottom="0.423cm" style:contextual-spacing="false" style:line-height-at-least="0.847cm" fo:orphans="2" fo:widows="2" fo:text-indent="0cm" style:auto-text-indent="false"/>
      <style:text-properties fo:font-variant="normal" fo:text-transform="none" fo:color="#0f1115" loext:opacity="100%" style:font-name="quote-cjk-patch" fo:font-size="16.5pt" fo:letter-spacing="normal" fo:font-style="normal" fo:font-weight="bold"/>
    </style:style>
    <style:style style:name="P3" style:family="paragraph" style:parent-style-name="Text_20_body">
      <style:paragraph-properties fo:margin-left="0cm" fo:margin-right="0cm" fo:margin-top="0.423cm" fo:margin-bottom="0.423cm" style:contextual-spacing="false" fo:orphans="2" fo:widows="2" fo:text-indent="0cm" style:auto-text-indent="false"/>
    </style:style>
    <style:style style:name="P4"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f1115" loext:opacity="100%" style:font-name="quote-cjk-patch" fo:font-size="12pt" fo:letter-spacing="normal" fo:font-style="normal" fo:font-weight="normal"/>
    </style:style>
    <style:style style:name="P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6"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0f1115" loext:opacity="100%" style:font-name="quote-cjk-patch" fo:font-size="15pt" fo:letter-spacing="normal" fo:font-style="normal" fo:font-weight="bold"/>
    </style:style>
    <style:style style:name="P7"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f1115" loext:opacity="100%" style:font-name="quote-cjk-patch" fo:font-size="12pt" fo:letter-spacing="normal" fo:font-style="normal" fo:font-weight="normal"/>
    </style:style>
    <style:style style:name="P9" style:family="paragraph" style:parent-style-name="Table_20_Heading">
      <style:paragraph-properties fo:margin-left="0cm" fo:margin-right="0cm" style:line-height-at-least="0.661cm" fo:text-align="start" style:justify-single-word="false" fo:text-indent="0cm" style:auto-text-indent="false"/>
    </style:style>
    <style:style style:name="P10" style:family="paragraph" style:parent-style-name="Table_20_Contents">
      <style:paragraph-properties fo:margin-left="0cm" fo:margin-right="0cm" style:line-height-at-least="0.661cm" fo:text-indent="0cm" style:auto-text-indent="false"/>
    </style:style>
    <style:style style:name="P11" style:family="paragraph" style:parent-style-name="Table_20_Contents">
      <style:paragraph-properties fo:margin-left="0cm" fo:margin-right="0cm" style:line-height-at-least="0.661cm" fo:text-indent="0cm" style:auto-text-indent="false"/>
      <style:text-properties fo:font-variant="normal" fo:text-transform="none" style:font-name="quote-cjk-patch" fo:font-size="11.25pt" fo:font-style="normal" fo:font-weight="normal"/>
    </style:style>
    <style:style style:name="P12" style:family="paragraph" style:parent-style-name="Table_20_Contents">
      <style:paragraph-properties style:line-height-at-least="0.661cm"/>
      <style:text-properties fo:font-variant="normal" fo:text-transform="none" style:font-name="quote-cjk-patch" fo:font-size="11.25pt" fo:font-style="normal" fo:font-weight="normal"/>
    </style:style>
    <style:style style:name="P13"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14"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f1115" loext:opacity="100%" style:font-name="quote-cjk-patch" fo:font-size="12pt" fo:letter-spacing="normal" fo:font-style="normal" fo:font-weight="normal"/>
    </style:style>
    <style:style style:name="P15"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0f1115" loext:opacity="100%" style:font-name="quote-cjk-patch" fo:font-size="12pt" fo:letter-spacing="normal" fo:font-style="normal" fo:font-weight="normal"/>
    </style:style>
    <style:style style:name="P16"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f1115" loext:opacity="100%" style:font-name="quote-cjk-patch" fo:font-size="12pt" fo:letter-spacing="normal" fo:font-style="normal" fo:font-weight="normal"/>
    </style:style>
    <style:style style:name="P17"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f1115" loext:opacity="100%" style:font-name="quote-cjk-patch" fo:font-size="12pt" fo:letter-spacing="normal" fo:font-style="normal" fo:font-weight="normal"/>
    </style:style>
    <style:style style:name="P18"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0f1115" loext:opacity="100%" style:font-name="quote-cjk-patch" fo:font-size="12pt" fo:letter-spacing="normal" fo:font-style="normal" fo:font-weight="normal"/>
    </style:style>
    <style:style style:name="P19"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20"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21"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22"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23"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style>
    <style:style style:name="P24" style:family="paragraph" style:parent-style-name="Text_20_body">
      <style:paragraph-properties fo:margin-left="0cm" fo:margin-right="0cm" fo:margin-top="0.423cm" fo:margin-bottom="0cm" style:contextual-spacing="false" fo:orphans="2" fo:widows="2" fo:text-indent="0cm" style:auto-text-indent="false"/>
    </style:style>
    <style:style style:name="T1" style:family="text">
      <style:text-properties fo:font-variant="normal" fo:text-transform="none" fo:color="#0f1115" loext:opacity="100%" style:font-name="quote-cjk-patch" fo:font-size="12pt" fo:letter-spacing="normal" fo:font-style="normal" fo:font-weight="normal"/>
    </style:style>
    <style:style style:name="T2" style:family="text">
      <style:text-properties fo:font-variant="normal" fo:text-transform="none" fo:color="#0f1115" loext:opacity="100%" style:font-name="quote-cjk-patch" fo:font-size="12pt" fo:letter-spacing="normal" fo:font-style="normal" fo:font-weight="bold"/>
    </style:style>
    <style:style style:name="T3" style:family="text">
      <style:text-properties fo:font-variant="normal" fo:text-transform="none" style:font-name="quote-cjk-patch" fo:font-size="11.25pt" fo:font-style="normal" fo:font-weight="bol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Volume Profile en Trading de Criptomonedas: Guía Profesional</text:h>
      <text:h text:style-name="P2" text:outline-level="2">1 Introducción al Volume Profile</text:h>
      <text:p text:style-name="P3"><text:span text:style-name="T1">El </text:span><text:span text:style-name="Strong_20_Emphasis"><text:span text:style-name="T2">Volume Profile</text:span></text:span><text:span text:style-name="T1"> (Perfil de Volumen) es un indicador avanzado de análisis técnico que muestra la actividad de trading distribuida horizontalmente en los distintos niveles de precio durante un período específico. A diferencia del volumen tradicional que se muestra como barras verticales en la parte inferior del gráfico, el Volume Profile organiza la información de volumen </text:span><text:span text:style-name="Strong_20_Emphasis"><text:span text:style-name="T2">en cada nivel de precio</text:span></text:span><text:span text:style-name="T1">, revelando dónde se concentró la mayor y menor actividad transaccional .</text:span></text:p>
      <text:p text:style-name="P3"><text:span text:style-name="T1">Este indicador fue desarrollado originalmente en la década de 1980 por </text:span><text:span text:style-name="Strong_20_Emphasis"><text:span text:style-name="T2">J. Peter Steidlmayer</text:span></text:span><text:span text:style-name="T1"> en el Chicago Board of Trade, quien descubrió que analizando los datos de volumen horizontalmente a través de los precios podía identificar mejor las áreas de valor y detectar dónde ocurría la actividad comercial significativa en los mercados .</text:span></text:p>
      <text:p text:style-name="P4">Para los traders de criptomonedas, el Volume Profile es particularmente valioso porque:</text:p>
      <text:list text:style-name="L1">
        <text:list-item>
          <text:p text:style-name="P5"><text:span text:style-name="T1">Revela los </text:span><text:span text:style-name="Strong_20_Emphasis"><text:span text:style-name="T2">niveles de precios donde instituciones y traders mayoristas</text:span></text:span><text:span text:style-name="T1"> han establecido posiciones significativas</text:span></text:p>
        </text:list-item>
        <text:list-item>
          <text:p text:style-name="P5"><text:span text:style-name="T1">Proporciona información sobre la </text:span><text:span text:style-name="Strong_20_Emphasis"><text:span text:style-name="T2">psicología del mercado</text:span></text:span><text:span text:style-name="T1"> y el consenso de valor</text:span></text:p>
        </text:list-item>
        <text:list-item>
          <text:p text:style-name="P5"><text:span text:style-name="T1">Identifica </text:span><text:span text:style-name="Strong_20_Emphasis"><text:span text:style-name="T2">áreas de soporte y resistencia</text:span></text:span><text:span text:style-name="T1"> con mayor precisión que métodos tradicionales</text:span></text:p>
        </text:list-item>
        <text:list-item>
          <text:p text:style-name="P5"><text:span text:style-name="T1">Ayuda a </text:span><text:span text:style-name="Strong_20_Emphasis"><text:span text:style-name="T2">gestionar el riesgo</text:span></text:span><text:span text:style-name="T1"> mediante niveles objetivos basados en volumen real</text:span></text:p>
        </text:list-item>
      </text:list>
      <text:h text:style-name="P2" text:outline-level="2">2 Componentes Clave del Volume Profile</text:h>
      <text:h text:style-name="P6" text:outline-level="3">2.1 Elementos Estructurales</text:h>
      <text:list text:style-name="L2">
        <text:list-item>
          <text:p text:style-name="P7"><text:span text:style-name="Strong_20_Emphasis"><text:span text:style-name="T2">Point of Control (POC)</text:span></text:span><text:span text:style-name="T1">: El nivel de precio donde se negoció el volumen más alto durante el período analizado. Representa el precio de "máximo consenso" donde compradores y vendedores mostraron mayor acuerdo .</text:span></text:p>
        </text:list-item>
        <text:list-item>
          <text:p text:style-name="P7"><text:span text:style-name="Strong_20_Emphasis"><text:span text:style-name="T2">Value Area (VA)</text:span></text:span><text:span text:style-name="T1">: El rango de precios que contiene un porcentaje específico de todo el volumen negociado (típicamente 70%). Este área representa la "zona de valor justo" donde ocurrió la mayoría de la actividad comercial .</text:span></text:p>
        </text:list-item>
        <text:list-item>
          <text:p text:style-name="P7"><text:soft-page-break/><text:span text:style-name="Strong_20_Emphasis"><text:span text:style-name="T2">Value Area High (VAH)</text:span></text:span><text:span text:style-name="T1">: El nivel de precio más alto dentro del Value Area .</text:span></text:p>
        </text:list-item>
        <text:list-item>
          <text:p text:style-name="P7"><text:span text:style-name="Strong_20_Emphasis"><text:span text:style-name="T2">Value Area Low (VAL)</text:span></text:span><text:span text:style-name="T1">: El nivel de precio más bajo dentro del Value Area .</text:span></text:p>
        </text:list-item>
        <text:list-item>
          <text:p text:style-name="P7"><text:span text:style-name="Strong_20_Emphasis"><text:span text:style-name="T2">High Volume Node (HVN)</text:span></text:span><text:span text:style-name="T1">: Áreas con volumen significativamente mayor en comparación con los niveles de precio circundantes. Estos actúan como </text:span><text:span text:style-name="Strong_20_Emphasis"><text:span text:style-name="T2">zonas de soporte/resistencia</text:span></text:span><text:span text:style-name="T1"> naturales debido a la alta participación de traders en estos niveles .</text:span></text:p>
        </text:list-item>
        <text:list-item>
          <text:p text:style-name="P7"><text:span text:style-name="Strong_20_Emphasis"><text:span text:style-name="T2">Low Volume Node (LVN)</text:span></text:span><text:span text:style-name="T1">: Áreas con volumen notablemente bajo en comparación con los niveles adyacentes. Representan </text:span><text:span text:style-name="Strong_20_Emphasis"><text:span text:style-name="T2">zonas de baja liquidez</text:span></text:span><text:span text:style-name="T1"> donde el precio tiende a moverse rápidamente .</text:span></text:p>
        </text:list-item>
      </text:list>
      <text:h text:style-name="P6" text:outline-level="3">2.2 Cálculo del Volume Profile</text:h>
      <text:p text:style-name="P4">El Volume Profile se calcula utilizando datos de timeframes más bajos para el mismo símbolo. Por ejemplo, para calcular el perfil de volumen para una sesión diaria, el sistema carga todas las velas de 1 minuto negociadas en esa sesión diaria, analiza los niveles de precio donde se negociaron y la dirección del movimiento del precio .</text:p>
      <text:p text:style-name="P3"><text:span text:style-name="Strong_20_Emphasis"><text:span text:style-name="T2">Metodología para Value Area</text:span></text:span><text:span text:style-name="T1"> :</text:span></text:p>
      <text:list text:style-name="L3">
        <text:list-item>
          <text:p text:style-name="P8">Determinar el volumen total negociado en el perfil</text:p>
        </text:list-item>
        <text:list-item>
          <text:p text:style-name="P8">Multiplicar el volumen total por 0.7 (70% por defecto)</text:p>
        </text:list-item>
        <text:list-item>
          <text:p text:style-name="P8">Comenzar en el Point of Control (POC)</text:p>
        </text:list-item>
        <text:list-item>
          <text:p text:style-name="P8">Alternar entre agregar volumen de los dos niveles above y below el POC</text:p>
        </text:list-item>
        <text:list-item>
          <text:p text:style-name="P8">Continuar hasta que el volumen total del Value Area coincida o supere ligeramente el 70% del volumen total</text:p>
        </text:list-item>
        <text:list-item>
          <text:p text:style-name="P8">Los niveles más alto y más bajo dentro de esta selección se convierten en VAH y VAL</text:p>
        </text:list-item>
      </text:list>
      <text:h text:style-name="P2" text:outline-level="2">3 Tipos de Perfiles de Volume y sus Formaciones</text:h>
      <text:h text:style-name="P6" text:outline-level="3">3.1 Patrones de Distribución del Volume Profile</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9"><text:span text:style-name="Strong_20_Emphasis"><text:span text:style-name="T3">Tipo de Perfil</text:span></text:span></text:p>
            </table:table-cell>
            <table:table-cell table:style-name="Tabla1.A1" office:value-type="string">
              <text:p text:style-name="P9"><text:span text:style-name="Strong_20_Emphasis"><text:span text:style-name="T3">Características</text:span></text:span></text:p>
            </table:table-cell>
            <table:table-cell table:style-name="Tabla1.A1" office:value-type="string">
              <text:p text:style-name="P9"><text:span text:style-name="Strong_20_Emphasis"><text:span text:style-name="T3">Interpretación del Mercado</text:span></text:span></text:p>
            </table:table-cell>
            <table:table-cell table:style-name="Tabla1.A1" office:value-type="string">
              <text:p text:style-name="P9"><text:span text:style-name="Strong_20_Emphasis"><text:span text:style-name="T3">Implicaciones Trading</text:span></text:span></text:p>
            </table:table-cell>
          </table:table-row>
        </table:table-header-rows>
        <table:table-row>
          <table:table-cell table:style-name="Tabla1.A2" office:value-type="string">
            <text:p text:style-name="P10"><text:span text:style-name="Strong_20_Emphasis"><text:span text:style-name="T3">Perfil D</text:span></text:span></text:p>
          </table:table-cell>
          <table:table-cell table:style-name="Tabla1.A2" office:value-type="string">
            <text:p text:style-name="P11">Volumen más alto ocurre centralmente, distribución balanceada </text:p>
          </table:table-cell>
          <table:table-cell table:style-name="Tabla1.A2" office:value-type="string">
            <text:p text:style-name="P11">Mercado sin dirección o con chop, posible consolidación antes de breakout </text:p>
          </table:table-cell>
          <table:table-cell table:style-name="Tabla1.A2" office:value-type="string">
            <text:p text:style-name="P11">Trading range-bound, comprar en VAL, vender en VAH</text:p>
          </table:table-cell>
        </table:table-row>
        <table:table-row>
          <table:table-cell table:style-name="Tabla1.A2" office:value-type="string">
            <text:p text:style-name="P10"><text:span text:style-name="Strong_20_Emphasis"><text:span text:style-name="T3">Perfil P</text:span></text:span></text:p>
          </table:table-cell>
          <table:table-cell table:style-name="Tabla1.A2" office:value-type="string">
            <text:p text:style-name="P11">Precio sube y luego consolida <text:soft-page-break/>alrededor de nuevo POC, parte inferior delgada </text:p>
          </table:table-cell>
          <table:table-cell table:style-name="Tabla1.A2" office:value-type="string">
            <text:p text:style-name="P11">Señal alcista, consolidación <text:soft-page-break/>después de movimiento upward </text:p>
          </table:table-cell>
          <table:table-cell table:style-name="Tabla1.A2" office:value-type="string">
            <text:p text:style-name="P11">Buscar compras en <text:soft-page-break/>retracements hacia POC</text:p>
          </table:table-cell>
        </table:table-row>
        <table:table-row>
          <table:table-cell table:style-name="Tabla1.A2" office:value-type="string">
            <text:p text:style-name="P10"><text:span text:style-name="Strong_20_Emphasis"><text:span text:style-name="T3">Perfil b</text:span></text:span></text:p>
          </table:table-cell>
          <table:table-cell table:style-name="Tabla1.A2" office:value-type="string">
            <text:p text:style-name="P11">Opuesto a P-shape, ventas antes de estabilización en nuevo precio </text:p>
          </table:table-cell>
          <table:table-cell table:style-name="Tabla1.A2" office:value-type="string">
            <text:p text:style-name="P11">Señal bajista, distribución antes de movimientos downward </text:p>
          </table:table-cell>
          <table:table-cell table:style-name="Tabla1.A2" office:value-type="string">
            <text:p text:style-name="P11">Buscar ventas en rallies hacia POC</text:p>
          </table:table-cell>
        </table:table-row>
        <table:table-row>
          <table:table-cell table:style-name="Tabla1.A2" office:value-type="string">
            <text:p text:style-name="P10"><text:span text:style-name="Strong_20_Emphasis"><text:span text:style-name="T3">Perfil B</text:span></text:span></text:p>
          </table:table-cell>
          <table:table-cell table:style-name="Tabla1.A2" office:value-type="string">
            <text:p text:style-name="P11">Dos perfiles D dentro del período, HVN en dos puntos diferentes </text:p>
          </table:table-cell>
          <table:table-cell table:style-name="Tabla1.A2" office:value-type="string">
            <text:p text:style-name="P11">Mercado en balance con dos zonas de valor </text:p>
          </table:table-cell>
          <table:table-cell table:style-name="Tabla1.A2" office:value-type="string">
            <text:p text:style-name="P11">Trading range entre los dos HVN</text:p>
          </table:table-cell>
        </table:table-row>
        <table:table-row>
          <table:table-cell table:style-name="Tabla1.A2" office:value-type="string">
            <text:p text:style-name="P10"><text:span text:style-name="Strong_20_Emphasis"><text:span text:style-name="T3">Campana</text:span></text:span></text:p>
          </table:table-cell>
          <table:table-cell table:style-name="Tabla1.A2" office:value-type="string">
            <text:p text:style-name="P11">Distribución normal, mayor volumen en valor justo </text:p>
          </table:table-cell>
          <table:table-cell table:style-name="Tabla1.A2" office:value-type="string">
            <text:p text:style-name="P11">Mercado eficiente, equilibrio compradores/vendedores </text:p>
          </table:table-cell>
          <table:table-cell table:style-name="Tabla1.A2" office:value-type="string">
            <text:p text:style-name="P12">Estrategias de reversión a la media</text:p>
          </table:table-cell>
        </table:table-row>
      </table:table>
      <text:h text:style-name="P6" text:outline-level="3">3.2 Configuraciones Prácticas para Criptomonedas</text:h>
      <text:p text:style-name="P4">En TradingView, puedes acceder al Volume Profile a través de tres modalidades principales :</text:p>
      <text:list text:style-name="L4">
        <text:list-item>
          <text:p text:style-name="P13"><text:span text:style-name="Strong_20_Emphasis"><text:span text:style-name="T2">Visible Range</text:span></text:span><text:span text:style-name="T1">: Muestra el volumen distribuido en todo el rango de precios visible en el gráfico</text:span></text:p>
        </text:list-item>
        <text:list-item>
          <text:p text:style-name="P13"><text:span text:style-name="Strong_20_Emphasis"><text:span text:style-name="T2">Fixed Range</text:span></text:span><text:span text:style-name="T1">: Permite definir un rango específico manualmente para analizar</text:span></text:p>
        </text:list-item>
        <text:list-item>
          <text:p text:style-name="P13"><text:span text:style-name="Strong_20_Emphasis"><text:span text:style-name="T2">Session Volume</text:span></text:span><text:span text:style-name="T1">: Muestra el volumen por sesión de trading (día, semana, etc.)</text:span></text:p>
        </text:list-item>
      </text:list>
      <text:p text:style-name="P3"><text:span text:style-name="T1">Para trading de criptomonedas, se recomienda comenzar con </text:span><text:span text:style-name="Strong_20_Emphasis"><text:span text:style-name="T2">Visible Range</text:span></text:span><text:span text:style-name="T1"> en timeframes de 4H o superiores para identificar niveles significativos, complementando con análisis intraday en timeframes de 1H-15M para entradas precisas .</text:span></text:p>
      <text:h text:style-name="P2" text:outline-level="2">4 Estrategias Avanzadas de Trading con Volume Profile</text:h>
      <text:h text:style-name="P6" text:outline-level="3">4.1 Estrategia de Retracement a HVN</text:h>
      <text:p text:style-name="P3"><text:span text:style-name="Strong_20_Emphasis"><text:span text:style-name="T2">Concepto</text:span></text:span><text:span text:style-name="T1">: Los High Volume Nodes actúan como "gravedad" para el precio, atrayéndolo hacia estos niveles de alta participación .</text:span></text:p>
      <text:p text:style-name="P3"><text:soft-page-break/><text:span text:style-name="Strong_20_Emphasis"><text:span text:style-name="T2">Setup Alcista</text:span></text:span><text:span text:style-name="T1"> :</text:span></text:p>
      <text:list text:style-name="L5">
        <text:list-item>
          <text:p text:style-name="P14">Identificar un HVN previo en una tendencia alcista</text:p>
        </text:list-item>
        <text:list-item>
          <text:p text:style-name="P14">Esperar que el precio retrace hacia este HVN</text:p>
        </text:list-item>
        <text:list-item>
          <text:p text:style-name="P14">Buscar señales de reversal (velas de reversal, divergencias) en la proximidad del HVN</text:p>
        </text:list-item>
        <text:list-item>
          <text:p text:style-name="P14">Entrar en largo con stop loss por debajo del VAL del perfil</text:p>
        </text:list-item>
        <text:list-item>
          <text:p text:style-name="P14">Objetivo: siguiente HVN por encima o VAH del perfil actual</text:p>
        </text:list-item>
      </text:list>
      <text:p text:style-name="P3"><text:span text:style-name="Strong_20_Emphasis"><text:span text:style-name="T2">Setup Bajista</text:span></text:span><text:span text:style-name="T1"> :</text:span></text:p>
      <text:list text:style-name="L6">
        <text:list-item>
          <text:p text:style-name="P15">Identificar un HVN previo en una tendencia bajista</text:p>
        </text:list-item>
        <text:list-item>
          <text:p text:style-name="P15">Esperar que el precio retrace hacia este HVN</text:p>
        </text:list-item>
        <text:list-item>
          <text:p text:style-name="P15">Buscar señales de debilidad en la proximidad del HVN</text:p>
        </text:list-item>
        <text:list-item>
          <text:p text:style-name="P15">Entrar en corto con stop loss por encima del VAH del perfil</text:p>
        </text:list-item>
        <text:list-item>
          <text:p text:style-name="P15">Objetivo: siguiente HVN por debajo o VAL del perfil actual</text:p>
        </text:list-item>
      </text:list>
      <text:h text:style-name="P6" text:outline-level="3">4.2 Estrategia de Breakout desde LVN</text:h>
      <text:p text:style-name="P3"><text:span text:style-name="Strong_20_Emphasis"><text:span text:style-name="T2">Concepto</text:span></text:span><text:span text:style-name="T1">: Los Low Volume Nodes representan zonas de baja liquidez donde el precio puede moverse rápidamente al entrar en ellas .</text:span></text:p>
      <text:p text:style-name="P3"><text:span text:style-name="Strong_20_Emphasis"><text:span text:style-name="T2">Setup</text:span></text:span><text:span text:style-name="T1"> :</text:span></text:p>
      <text:list text:style-name="L7">
        <text:list-item>
          <text:p text:style-name="P16">Identificar una LVN entre dos HVN</text:p>
        </text:list-item>
        <text:list-item>
          <text:p text:style-name="P16">Esperar a que el precio entre en la LVN con momentum</text:p>
        </text:list-item>
        <text:list-item>
          <text:p text:style-name="P16">Confirmar con volumen increasing en la dirección del breakout</text:p>
        </text:list-item>
        <text:list-item>
          <text:p text:style-name="P16">Entrar en la dirección del breakout con stop loss en el centro de la LVN</text:p>
        </text:list-item>
        <text:list-item>
          <text:p text:style-name="P16">Objetivo: siguiente HVN en la dirección del movimiento</text:p>
        </text:list-item>
      </text:list>
      <text:h text:style-name="P6" text:outline-level="3">4.3 Estrategia POC Retest</text:h>
      <text:p text:style-name="P3"><text:span text:style-name="Strong_20_Emphasis"><text:span text:style-name="T2">Concepto</text:span></text:span><text:span text:style-name="T1">: El Point of Control actúa como un "imán" para el precio, atrayéndolo frecuentemente para retest .</text:span></text:p>
      <text:p text:style-name="P3"><text:span text:style-name="Strong_20_Emphasis"><text:span text:style-name="T2">Setup</text:span></text:span><text:span text:style-name="T1"> :</text:span></text:p>
      <text:list text:style-name="L8">
        <text:list-item>
          <text:p text:style-name="P17">Identificar un POC significativo de sesión anterior</text:p>
        </text:list-item>
        <text:list-item>
          <text:p text:style-name="P17">Si la apertura actual está above el VA anterior, buscar retracement al POC para compras</text:p>
        </text:list-item>
        <text:list-item>
          <text:p text:style-name="P17">Si la apertura actual está below el VA anterior, buscar retracement al POC para ventas</text:p>
        </text:list-item>
        <text:list-item>
          <text:p text:style-name="P17"><text:soft-page-break/>Entrar en el retest del POC con confirmación de reversal</text:p>
        </text:list-item>
        <text:list-item>
          <text:p text:style-name="P17">Stop loss: opposite side del VA para apertura above VA, o opposite side del VA para apertura below VA</text:p>
        </text:list-item>
      </text:list>
      <text:h text:style-name="P6" text:outline-level="3">4.4 Estrategia de Fade en Low Volume</text:h>
      <text:p text:style-name="P3"><text:span text:style-name="Strong_20_Emphasis"><text:span text:style-name="T2">Concepto</text:span></text:span><text:span text:style-name="T1">: Cuando el precio se extiende a zonas de low volume en los extremos, presenta oportunidades de fade back al value area .</text:span></text:p>
      <text:p text:style-name="P3"><text:span text:style-name="Strong_20_Emphasis"><text:span text:style-name="T2">Setup</text:span></text:span><text:span text:style-name="T1"> :</text:span></text:p>
      <text:list text:style-name="L9">
        <text:list-item>
          <text:p text:style-name="P18">Identificar una extensión de precio hacia una LVN en los extremos</text:p>
        </text:list-item>
        <text:list-item>
          <text:p text:style-name="P18">Confirmar disminución de volumen en la extensión</text:p>
        </text:list-item>
        <text:list-item>
          <text:p text:style-name="P18">Entrar en contra de la extensión cuando aparezcan señales de exhaustion</text:p>
        </text:list-item>
        <text:list-item>
          <text:p text:style-name="P18">Stop loss: beyond el extremo de la LVN</text:p>
        </text:list-item>
        <text:list-item>
          <text:p text:style-name="P18">Objetivo: POC o boundary opuesta del VA</text:p>
        </text:list-item>
      </text:list>
      <text:h text:style-name="P2" text:outline-level="2">5 Integración con Otras Herramientas Técnicas</text:h>
      <text:h text:style-name="P6" text:outline-level="3">5.1 Volume Profile + Análisis de Price Action</text:h>
      <text:list text:style-name="L10">
        <text:list-item>
          <text:p text:style-name="P19"><text:span text:style-name="Strong_20_Emphasis"><text:span text:style-name="T2">Confluencia con Soportes/Resistencias Horizontales</text:span></text:span><text:span text:style-name="T1">: Los HVN que coinciden con niveles horizontales tradicionales crean zonas de alta probabilidad </text:span></text:p>
        </text:list-item>
        <text:list-item>
          <text:p text:style-name="P19"><text:span text:style-name="Strong_20_Emphasis"><text:span text:style-name="T2">Patrones de Velas</text:span></text:span><text:span text:style-name="T1">: Buscar engulfing patterns, dojis o hammers en proximidad a HVN/POC </text:span></text:p>
        </text:list-item>
        <text:list-item>
          <text:p text:style-name="P19"><text:span text:style-name="Strong_20_Emphasis"><text:span text:style-name="T2">Divergencias</text:span></text:span><text:span text:style-name="T1">: RSI o MACD divergence en áreas de HVN aumenta probabilidad de reversal</text:span></text:p>
        </text:list-item>
      </text:list>
      <text:h text:style-name="P6" text:outline-level="3">5.2 Volume Profile + Indicadores de Tendencia</text:h>
      <text:list text:style-name="L11">
        <text:list-item>
          <text:p text:style-name="P20"><text:span text:style-name="Strong_20_Emphasis"><text:span text:style-name="T2">Media Móvil Ponderada por Volumen (VWAP)</text:span></text:span><text:span text:style-name="T1">: El Volume Profile complementa el VWAP identificando zonas de valor dentro de la tendencia </text:span></text:p>
        </text:list-item>
        <text:list-item>
          <text:p text:style-name="P20"><text:span text:style-name="Strong_20_Emphasis"><text:span text:style-name="T2">Volume-Weighted Moving Averages</text:span></text:span><text:span text:style-name="T1">: Confirmar dirección tendencial con medias sensibles al volumen</text:span></text:p>
        </text:list-item>
      </text:list>
      <text:h text:style-name="P6" text:outline-level="3"><text:soft-page-break/>5.3 Volume Profile + Mercado de Futuros y Órdenes</text:h>
      <text:list text:style-name="L12">
        <text:list-item>
          <text:p text:style-name="P21"><text:span text:style-name="Strong_20_Emphasis"><text:span text:style-name="T2">Análisis de Order Flow</text:span></text:span><text:span text:style-name="T1">: En plataformas avanzadas, combinar Volume Profile con order flow para ver liquidez resting en HVN/LVN</text:span></text:p>
        </text:list-item>
        <text:list-item>
          <text:p text:style-name="P21"><text:span text:style-name="Strong_20_Emphasis"><text:span text:style-name="T2">Perfiles Compuestos</text:span></text:span><text:span text:style-name="T1">: Analizar múltiples sesiones para identificar POC stacked que actúan como soporte/resistencia mayor </text:span></text:p>
        </text:list-item>
      </text:list>
      <text:h text:style-name="P2" text:outline-level="2">6 Gestión de Riesgo y Consideraciones Prácticas</text:h>
      <text:h text:style-name="P6" text:outline-level="3">6.1 Position Sizing y Stop Loss</text:h>
      <text:list text:style-name="L13">
        <text:list-item>
          <text:p text:style-name="P22"><text:span text:style-name="Strong_20_Emphasis"><text:span text:style-name="T2">Stop Loss Placement</text:span></text:span><text:span text:style-name="T1">: Colocar stops beyond HVN/LVN clave rather than based on arbitrary price levels </text:span></text:p>
        </text:list-item>
        <text:list-item>
          <text:p text:style-name="P22"><text:span text:style-name="Strong_20_Emphasis"><text:span text:style-name="T2">Risk-Rewayd Ratio</text:span></text:span><text:span text:style-name="T1">: Las estrategias con Volume Profile typically permiten relaciones &gt; 1:1.5 debido a la claridad de niveles</text:span></text:p>
        </text:list-item>
        <text:list-item>
          <text:p text:style-name="P22"><text:span text:style-name="Strong_20_Emphasis"><text:span text:style-name="T2">Take Profit Escalonado</text:span></text:span><text:span text:style-name="T1">: Tomar partial profits en HVN adyacentes, especialmente en mercados de cripto volátiles</text:span></text:p>
        </text:list-item>
      </text:list>
      <text:h text:style-name="P6" text:outline-level="3">6.2 Limitaciones y Consideraciones</text:h>
      <text:list text:style-name="L14">
        <text:list-item>
          <text:p text:style-name="P23"><text:span text:style-name="Strong_20_Emphasis"><text:span text:style-name="T2">Mercados de Tendencia Extrema</text:span></text:span><text:span text:style-name="T1">: En tendencias muy fuertes, el precio puede ignorar HVN temporalmente</text:span></text:p>
        </text:list-item>
        <text:list-item>
          <text:p text:style-name="P23"><text:span text:style-name="Strong_20_Emphasis"><text:span text:style-name="T2">Low-Liquidity Criptos</text:span></text:span><text:span text:style-name="T1">: El Volume Profile es menos efectivo en criptomonedas con baja capitalización y volumen</text:span></text:p>
        </text:list-item>
        <text:list-item>
          <text:p text:style-name="P23"><text:span text:style-name="Strong_20_Emphasis"><text:span text:style-name="T2">Timeframe Alignment</text:span></text:span><text:span text:style-name="T1">: Asegurar concordancia entre el timeframe del perfil y el timeframe de trading</text:span></text:p>
        </text:list-item>
        <text:list-item>
          <text:p text:style-name="P23"><text:span text:style-name="Strong_20_Emphasis"><text:span text:style-name="T2">Noticias y Eventos</text:span></text:span><text:span text:style-name="T1">: Los eventos fundamentales pueden invalidar temporalmente los niveles técnicos</text:span></text:p>
        </text:list-item>
      </text:list>
      <text:h text:style-name="P2" text:outline-level="2">7 Conclusión</text:h>
      <text:p text:style-name="P4">El Volume Profile representa una evolución significativa en el análisis técnico para criptomonedas, proporcionando una ventana a la dinámica de oferta y demanda subyacente en distintos niveles de precio. Al dominar los distintos tipos de perfiles (D, P, b, B) e integrarlos en estrategias estructuradas, los traders pueden desarrollar una ventaja competitiva en los mercados digitales.</text:p>
      <text:p text:style-name="P24"><text:soft-page-break/><text:span text:style-name="T1">La clave del éxito con Volume Profile reside en la </text:span><text:span text:style-name="Strong_20_Emphasis"><text:span text:style-name="T2">paciencia</text:span></text:span><text:span text:style-name="T1"> para operar en zonas de alta probabilidad, la </text:span><text:span text:style-name="Strong_20_Emphasis"><text:span text:style-name="T2">disciplina</text:span></text:span><text:span text:style-name="T1"> en la gestión de riesgo, y la </text:span><text:span text:style-name="Strong_20_Emphasis"><text:span text:style-name="T2">flexibilidad</text:span></text:span><text:span text:style-name="T1"> para adaptarse a las condiciones cambiantes del mercado de criptomonedas.</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7:13:31.319550600</meta:creation-date>
    <dc:date>2025-11-10T07:23:46.619697000</dc:date>
    <meta:editing-duration>PT10M17S</meta:editing-duration>
    <meta:editing-cycles>1</meta:editing-cycles>
    <meta:document-statistic meta:table-count="1" meta:image-count="0" meta:object-count="0" meta:page-count="7" meta:paragraph-count="121" meta:word-count="1540" meta:character-count="9555" meta:non-whitespace-character-count="8179"/>
    <meta:generator>LibreOffice/25.2.6.2$Windows_X86_64 LibreOffice_project/729c5bfe710f5eb71ed3bbde9e06a6065e9c6c5d</meta:generator>
  </office:meta>
</office:document-meta>
</file>